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WenQuanYi Micro Hei Mono" svg:font-family="WenQuanYi Micro Hei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3" style:parent-style-name="PreformattedText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PreformattedText" style:family="paragraph">
      <style:text-properties fo:font-weight="bold" style:font-weight-asian="bold" style:font-weight-complex="bold"/>
    </style:style>
    <style:style style:name="P5" style:parent-style-name="PreformattedText" style:family="paragraph">
      <style:text-properties fo:font-weight="bold" style:font-weight-asian="bold" style:font-weight-complex="bold"/>
    </style:style>
    <style:style style:name="P6" style:parent-style-name="PreformattedText" style:family="paragraph">
      <style:text-properties fo:font-weight="bold" style:font-weight-asian="bold" style:font-weight-complex="bold"/>
    </style:style>
    <style:style style:name="P7" style:parent-style-name="PreformattedText" style:family="paragraph">
      <style:text-properties fo:font-weight="bold" style:font-weight-asian="bold" style:font-weight-complex="bold"/>
    </style:style>
    <style:style style:name="P8" style:parent-style-name="PreformattedText" style:family="paragraph">
      <style:text-properties fo:font-weight="bold" style:font-weight-asian="bold" style:font-weight-complex="bold"/>
    </style:style>
    <style:style style:name="P9" style:parent-style-name="PreformattedText" style:family="paragraph">
      <style:text-properties fo:font-weight="bold" style:font-weight-asian="bold" style:font-weight-complex="bold"/>
    </style:style>
    <style:style style:name="P10" style:parent-style-name="PreformattedText" style:family="paragraph">
      <style:text-properties fo:font-weight="bold" style:font-weight-asian="bold" style:font-weight-complex="bold"/>
    </style:style>
    <style:style style:name="P11" style:parent-style-name="PreformattedText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Software Design Document (SDD)</text:p>
      <text:p text:style-name="P2">Assignment #2<text:s/>DIS<text:s/>Disassembler for XE computer</text:p>
      <text:p text:style-name="P3">CS530,<text:s/>Fall<text:s/>2020</text:p>
      <text:p text:style-name="PreformattedText"/>
      <text:p text:style-name="PreformattedText"/>
      <text:p text:style-name="P4">Team:</text:p>
      <text:p text:style-name="PreformattedText">Note – can include things like who took lead/support for each task during the project</text:p>
      <text:p text:style-name="PreformattedText">Student 1, cssc1234,<text:s/></text:p>
      <text:p text:style-name="PreformattedText">Student 2,<text:s/>cssc1235,</text:p>
      <text:p text:style-name="PreformattedText"/>
      <text:p text:style-name="P5">Overview &amp; Goals:</text:p>
      <text:p text:style-name="PreformattedText">Note – can include sub-goals</text:p>
      <text:p text:style-name="PreformattedText"/>
      <text:p text:style-name="P6">Project Description:</text:p>
      <text:p text:style-name="PreformattedText"/>
      <text:p text:style-name="P7">Plan of Action and Milestones:</text:p>
      <text:p text:style-name="PreformattedText">Note – tasks, milestone (dates) for each task, dependencies/critical path</text:p>
      <text:p text:style-name="PreformattedText"/>
      <text:p text:style-name="P8">Requirements:</text:p>
      <text:p text:style-name="PreformattedText"/>
      <text:p text:style-name="P9">System<text:s/>Design/Specification:</text:p>
      <text:p text:style-name="PreformattedText">Note – this can include User Stories, Object Design, or Structured Design. <text:s/>You can use diagrams and text, pictures (of work on white boards/etc) and text, be creative and have fun.</text:p>
      <text:p text:style-name="PreformattedText"/>
      <text:p text:style-name="P10">Development Environment:</text:p>
      <text:p text:style-name="PreformattedText"/>
      <text:p text:style-name="P11">Run/Test Environment: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WenQuanYi Micro Hei Mono" svg:font-family="WenQuanYi Micro Hei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WenQuanYi Micro Hei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y Leonard</dc:creator>
    <meta:creation-date>2020-03-02T04:42:00Z</meta:creation-date>
    <dc:date>2020-10-05T02:06:00Z</dc:date>
    <meta:template xlink:href="Normal.dotm" xlink:type="simple"/>
    <meta:editing-cycles>5</meta:editing-cycles>
    <meta:editing-duration>PT300S</meta:editing-duration>
    <meta:document-statistic meta:page-count="1" meta:paragraph-count="4" meta:word-count="111" meta:character-count="681" meta:row-count="13" meta:non-whitespace-character-count="574"/>
  </office:meta>
</office:document-meta>
</file>